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3pt" svg:height="255.29pt" svg:x="533.68pt" svg:y="70.02pt">
            <loext:p draw:notify-on-update-of-ranges="Sheet1.B6:Sheet1.I6 Sheet1.B9:Sheet1.J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c+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c-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table:formula="of:=[.B2]*[.B3]/([.B2]+[.B3])" office:value-type="float" office:value="7500" calcext:value-type="float">
            <text:p>7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23</text:p>
          </table:table-cell>
          <table:table-cell table:formula="of:=([.B4]*[.B2]+[.B5]*[.B3])/([.B2]+[.B3])"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trip</text:p>
          </table:table-cell>
          <table:table-cell table:formula="of:=([.B6]*[.$B$7]+[.$B$8]*[.$B$1])/([.$B$1]+[.$B$7])" office:value-type="float" office:value="0.714285714285714" calcext:value-type="float">
            <text:p>0.7142857143</text:p>
          </table:table-cell>
          <table:table-cell table:formula="of:=([.C6]*[.$B$7]+[.$B$8]*[.$B$1])/([.$B$1]+[.$B$7])" office:value-type="float" office:value="0.821428571428571" calcext:value-type="float">
            <text:p>0.8214285714</text:p>
          </table:table-cell>
          <table:table-cell table:formula="of:=([.D6]*[.$B$7]+[.$B$8]*[.$B$1])/([.$B$1]+[.$B$7])" office:value-type="float" office:value="0.928571428571429" calcext:value-type="float">
            <text:p>0.9285714286</text:p>
          </table:table-cell>
          <table:table-cell table:formula="of:=([.E6]*[.$B$7]+[.$B$8]*[.$B$1])/([.$B$1]+[.$B$7])" office:value-type="float" office:value="1.14285714285714" calcext:value-type="float">
            <text:p>1.1428571429</text:p>
          </table:table-cell>
          <table:table-cell table:formula="of:=([.F6]*[.$B$7]+[.$B$8]*[.$B$1])/([.$B$1]+[.$B$7])" office:value-type="float" office:value="1.35714285714286" calcext:value-type="float">
            <text:p>1.3571428571</text:p>
          </table:table-cell>
          <table:table-cell table:formula="of:=([.G6]*[.$B$7]+[.$B$8]*[.$B$1])/([.$B$1]+[.$B$7])" office:value-type="float" office:value="1.57142857142857" calcext:value-type="float">
            <text:p>1.571428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06:35:49.512032093</meta:creation-date>
    <dc:date>2016-09-23T06:54:18.627163671</dc:date>
    <meta:editing-duration>PT6M29S</meta:editing-duration>
    <meta:editing-cycles>1</meta:editing-cycles>
    <meta:document-statistic meta:table-count="1" meta:cell-count="28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707cm" svg:y="4.204cm" style:legend-expansion="high" chart:style-name="ch2"/>
        <chart:plot-area chart:style-name="ch3" table:cell-range-address="Sheet1.B6:Sheet1.I6 Sheet1.B9:Sheet1.J9" svg:x="0.32cm" svg:y="0.18cm" svg:width="13.067cm" svg:height="8.647cm">
          <chartooo:coordinate-region svg:x="1.047cm" svg:y="0.379cm" svg:width="12.1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9:Sheet1.J9" chart:class="chart:scatter">
            <chart:domain table:cell-range-address="Sheet1.B6:Sheet1.I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6:Sheet1.I6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714285714285714">
                <text:p>0.714285714285714</text:p>
                <draw:g>
                  <svg:desc>Sheet1.B9:Sheet1.J9</svg:desc>
                </draw:g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35714285714286">
                <text:p>1.35714285714286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